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966" officeooo:paragraph-rsid="00083966"/>
    </style:style>
    <style:style style:name="T1" style:family="text">
      <style:text-properties officeooo:rsid="000a33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otBives se podría definir como un invento para hacer sentir la música a las personas sordas, <text:span text:style-name="T1">aprovechando que los pies tienen ocho huecos entre ellos,</text:span> esta idea se basa en unas bolas las cuales irán posicionadas entre <text:span text:style-name="T1">estos</text:span>, con el fin de vibrar en base a las notas que vayas tocando de tu instrumento musical con el fin de poder seguir correctamente la melodía, mantener el ritmo y poder sentir cada nota con sus respectivas intensidades en todo momento.</text:p>
      <text:p text:style-name="P1"/>
      <text:p text:style-name="P1">Este invento puede funcionar tanto por vía bluetooth,<text:span text:style-name="T1"> conectando por cable tu intrumento con un dispositivo electrónico o simplemente abriendo el archivo de audio en la aplicación (móvil,tablet,PC)</text:span>, una vez hecho, las notas se irán transpasando en tiempo real <text:span text:style-name="T1">en caso de estar tocando un instrumento, o poder simplemente poder abrir un archivo de tipo MIDI (sin necesidad de tocar un instrumento) en tu smarthPhone y que este vaya reproduciendo la melodía</text:span>, con <text:span text:style-name="T1">lo</text:span> cual se podrán calcular las notas y su intensidad con exactitud y estás dirigir la vibración de estas pequeñas esfera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0T17:59:31.952000000</meta:creation-date>
    <dc:date>2019-10-30T22:30:40.114000000</dc:date>
    <meta:editing-duration>PT3H47M17S</meta:editing-duration>
    <meta:editing-cycles>1</meta:editing-cycles>
    <meta:document-statistic meta:table-count="0" meta:image-count="0" meta:object-count="0" meta:page-count="1" meta:paragraph-count="2" meta:word-count="173" meta:character-count="1041" meta:non-whitespace-character-count="869"/>
    <meta:generator>LibreOffice/6.3.1.2$Windows_X86_64 LibreOffice_project/b79626edf0065ac373bd1df5c28bd630b4424273</meta:generator>
  </office:meta>
</office:document-meta>
</file>